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M Modern LaTeX Typewriter1" svg:font-family="'CM Modern LaTeX Typewriter'" style:font-family-generic="modern" style:font-pitch="fixed"/>
    <style:font-face style:name="Arial1" svg:font-family="Arial" style:font-pitch="variable"/>
    <style:font-face style:name="Arial Black" svg:font-family="'Arial Black'" style:font-pitch="variable"/>
    <style:font-face style:name="Courier 10 Pitch" svg:font-family="'Courier 10 Pitch'" style:font-pitch="variable"/>
    <style:font-face style:name="Arial2" svg:font-family="Arial" style:font-family-generic="modern" style:font-pitch="variable"/>
    <style:font-face style:name="CM Modern LaTeX Typewriter" svg:font-family="'CM Modern LaTeX Typewriter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ddddd" draw:textarea-horizontal-align="justify" draw:textarea-vertical-align="middle" draw:auto-grow-height="false" fo:min-height="6.1cm" fo:min-width="22.36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2.29cm" fo:min-width="2.04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9cm" fo:min-width="0cm"/>
    </style:style>
    <style:style style:name="gr4" style:family="graphic" style:parent-style-name="standard">
      <style:graphic-properties draw:stroke="dash" draw:stroke-dash="Fine_20_Dotted" svg:stroke-width="0.102cm" draw:marker-start-width="0.452cm" draw:marker-end-width="0.452cm" draw:fill-color="#ffffff" draw:textarea-horizontal-align="justify" draw:textarea-vertical-align="middle" draw:auto-grow-height="false" fo:min-height="6.936cm" fo:min-width="7.584cm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44cm" fo:min-width="0cm"/>
    </style:style>
    <style:style style:name="gr6" style:family="graphic" style:parent-style-name="standard">
      <style:graphic-properties draw:fill-color="#66ccff" draw:textarea-horizontal-align="justify" draw:textarea-vertical-align="middle" draw:auto-grow-height="false" fo:min-height="1.655cm" fo:min-width="1.405cm"/>
    </style:style>
    <style:style style:name="gr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1.855cm" fo:min-width="0cm"/>
    </style:style>
    <style:style style:name="gr8" style:family="graphic" style:parent-style-name="standard">
      <style:graphic-properties draw:stroke="dash" draw:stroke-dash="Fine_20_Dotted" svg:stroke-width="0.102cm" draw:marker-start-width="0.452cm" draw:marker-end-width="0.452cm" draw:fill-color="#ffffff" draw:textarea-horizontal-align="justify" draw:textarea-vertical-align="middle" draw:auto-grow-height="false" fo:min-height="6.836cm" fo:min-width="7.484cm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1.144cm" fo:min-width="0cm"/>
    </style:style>
    <style:style style:name="gr10" style:family="graphic" style:parent-style-name="objectwithoutfill">
      <style:graphic-properties draw:fill="none" draw:fill-color="#ffffff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456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2.728cm" fo:min-width="0cm"/>
    </style:style>
    <style:style style:name="gr13" style:family="graphic" style:parent-style-name="standard">
      <style:graphic-properties draw:fill-color="#dddddd" draw:textarea-horizontal-align="justify" draw:textarea-vertical-align="middle" draw:auto-grow-height="false" fo:min-height="6.1cm" fo:min-width="48.121cm"/>
    </style:style>
    <style:style style:name="gr14" style:family="graphic" style:parent-style-name="standard">
      <style:graphic-properties draw:stroke="dash" draw:stroke-dash="Fine_20_Dotted" svg:stroke-width="0.102cm" draw:marker-start-width="0.452cm" draw:marker-end-width="0.452cm" draw:fill-color="#ffffff" draw:textarea-horizontal-align="justify" draw:textarea-vertical-align="middle" draw:auto-grow-height="false" fo:min-height="5.271cm" fo:min-width="6.137cm" fo:padding-top="0.175cm" fo:padding-bottom="0.175cm" fo:padding-left="0.3cm" fo:padding-right="0.3cm"/>
    </style:style>
    <style:style style:name="gr15" style:family="graphic" style:parent-style-name="standard">
      <style:graphic-properties draw:stroke="none" svg:stroke-color="#000000" draw:fill="none" draw:fill-color="#ffffff" draw:textarea-horizontal-align="center" draw:textarea-vertical-align="top" draw:auto-grow-height="true" draw:auto-grow-width="false" fo:min-height="3.456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63cm" fo:min-width="9.608cm"/>
    </style:style>
    <style:style style:name="gr17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2.49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3.456cm" fo:min-width="0cm"/>
    </style:style>
    <style:style style:name="gr19" style:family="graphic" style:parent-style-name="standard">
      <style:graphic-properties draw:fill-color="#dddddd" draw:textarea-horizontal-align="justify" draw:textarea-vertical-align="middle" draw:auto-grow-height="false" fo:min-height="6.1cm" fo:min-width="15.736cm"/>
    </style:style>
    <style:style style:name="gr20" style:family="graphic" style:parent-style-name="objectwithoutfill">
      <style:graphic-properties draw:fill="none" draw:textarea-horizontal-align="center" draw:textarea-vertical-align="middle"/>
    </style:style>
    <style:style style:name="P1" style:family="paragraph">
      <loext:graphic-properties draw:fill-color="#dddddd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style:font-name="Courier 10 Pitch1" fo:font-size="28pt" fo:font-weight="bold" style:font-size-asian="28pt" style:font-weight-asian="bold" style:font-size-complex="28pt" style:font-weight-complex="bold"/>
    </style:style>
    <style:style style:name="P5" style:family="paragraph">
      <loext:graphic-properties draw:fill="none" draw:fill-color="#ffffff"/>
      <style:text-properties style:font-name="Courier 10 Pitch1" fo:font-size="28pt" style:font-size-asian="28pt" style:font-size-complex="28pt"/>
    </style:style>
    <style:style style:name="P6" style:family="paragraph">
      <loext:graphic-properties draw:fill-color="#66ccff"/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style:font-name="Courier 10 Pitch1" fo:font-size="22pt" fo:font-weight="bold" style:font-size-asian="22pt" style:font-weight-asian="bold" style:font-size-complex="22pt" style:font-weight-complex="bold"/>
    </style:style>
    <style:style style:name="P8" style:family="paragraph">
      <loext:graphic-properties draw:fill="none" draw:fill-color="#ffffff"/>
      <style:paragraph-properties fo:text-align="center"/>
      <style:text-properties style:font-name="Courier 10 Pitch1" fo:font-size="28pt" style:font-size-asian="28pt" style:font-size-complex="28pt"/>
    </style:style>
    <style:style style:name="P9" style:family="paragraph">
      <loext:graphic-properties draw:fill="none" draw:fill-color="#ffffff"/>
      <style:paragraph-properties fo:text-align="center"/>
    </style:style>
    <style:style style:name="P10" style:family="paragraph">
      <loext:graphic-properties draw:fill="none" draw:fill-color="#ffffff"/>
      <style:text-properties style:font-name="Arial Black" fo:font-size="40pt" style:font-size-asian="40pt" style:font-size-complex="40pt"/>
    </style:style>
    <style:style style:name="P11" style:family="paragraph">
      <loext:graphic-properties draw:fill="none"/>
      <style:paragraph-properties fo:text-align="center"/>
    </style:style>
    <style:style style:name="T1" style:family="text">
      <style:text-properties style:font-name="Courier 10 Pitch1" fo:font-size="28pt" fo:font-weight="bold" style:font-size-asian="28pt" style:font-weight-asian="bold" style:font-size-complex="28pt" style:font-weight-complex="bold"/>
    </style:style>
    <style:style style:name="T2" style:family="text">
      <style:text-properties style:font-name="Courier 10 Pitch1" fo:font-size="28pt" fo:font-weight="normal" style:font-size-asian="28pt" style:font-weight-asian="normal" style:font-size-complex="28pt" style:font-weight-complex="normal"/>
    </style:style>
    <style:style style:name="T3" style:family="text">
      <style:text-properties style:font-name="Courier 10 Pitch1" fo:font-size="28pt" style:font-size-asian="28pt" style:font-size-complex="28pt"/>
    </style:style>
    <style:style style:name="T4" style:family="text">
      <style:text-properties style:font-name="Courier 10 Pitch1" fo:font-size="22pt" fo:font-weight="bold" style:font-size-asian="22pt" style:font-weight-asian="bold" style:font-size-complex="22pt" style:font-weight-complex="bold"/>
    </style:style>
    <style:style style:name="T5" style:family="text">
      <style:text-properties style:font-name="Courier 10 Pitch1" fo:font-size="22pt" fo:font-weight="normal" style:font-size-asian="22pt" style:font-weight-asian="normal" style:font-size-complex="22pt" style:font-weight-complex="normal"/>
    </style:style>
    <style:style style:name="T6" style:family="text">
      <style:text-properties style:font-name="Arial Black" fo:font-size="40pt" style:font-size-asian="40pt" style:font-size-complex="40pt"/>
    </style:style>
    <style:style style:name="T7" style:family="text">
      <style:text-properties style:font-name="CM Modern LaTeX Typewriter1"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22.86cm" svg:height="6.35cm" svg:x="9.01cm" svg:y="4.1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2.54cm" svg:height="2.54cm" svg:x="11.787cm" svg:y="7.3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7.085cm" svg:height="2.74cm" svg:x="9.515cm" svg:y="4.61cm">
          <draw:text-box>
            <text:p text:style-name="P3"><text:span text:style-name="T1">eth1</text:span></text:p>
            <text:p text:style-name="P3"><text:span text:style-name="T2">192.168.1.1</text:span></text:p>
          </draw:text-box>
        </draw:frame>
        <draw:custom-shape draw:style-name="gr4" draw:text-style-name="P2" xml:id="id2" draw:id="id2" draw:layer="layout" svg:width="11.43cm" svg:height="10.16cm" svg:x="1.995cm" svg:y="11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draw:layer="layout" svg:width="9.223cm" svg:height="1.394cm" svg:x="3.265cm" svg:y="13.546cm">
          <draw:text-box>
            <text:p><text:span text:style-name="T3">192.168.0.0/16</text:span></text:p>
          </draw:text-box>
        </draw:frame>
        <draw:custom-shape draw:style-name="gr2" draw:text-style-name="P2" xml:id="id3" draw:id="id3" draw:layer="layout" svg:width="2.54cm" svg:height="2.54cm" svg:x="19.295cm" svg:y="7.351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6.499cm" svg:height="2.74cm" svg:x="17.316cm" svg:y="4.611cm">
          <draw:text-box>
            <text:p text:style-name="P3"><text:span text:style-name="T1">eth2</text:span></text:p>
            <text:p text:style-name="P3"><text:span text:style-name="T2">172.16.0.1</text:span></text:p>
          </draw:text-box>
        </draw:frame>
        <draw:custom-shape draw:style-name="gr2" draw:text-style-name="P2" xml:id="id5" draw:id="id5" draw:layer="layout" svg:width="2.54cm" svg:height="2.54cm" svg:x="26.821cm" svg:y="7.352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5.348cm" svg:height="2.74cm" svg:x="25.417cm" svg:y="4.612cm">
          <draw:text-box>
            <text:p text:style-name="P3"><text:span text:style-name="T1">eth3</text:span></text:p>
            <text:p text:style-name="P3"><text:span text:style-name="T2">10.0.0.1</text:span></text:p>
          </draw:text-box>
        </draw:frame>
        <draw:custom-shape draw:style-name="gr6" draw:text-style-name="P6" draw:layer="layout" svg:width="1.905cm" svg:height="1.905cm" svg:x="6.69cm" svg:y="16.075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5.815cm" svg:height="2.105cm" svg:x="4.735cm" svg:y="18.08cm">
          <draw:text-box>
            <text:p text:style-name="P3"><text:span text:style-name="T4">server1</text:span></text:p>
            <text:p text:style-name="P3"><text:span text:style-name="T5">192.168.1.2</text:span></text:p>
          </draw:text-box>
        </draw:frame>
        <draw:custom-shape draw:style-name="gr8" draw:text-style-name="P2" xml:id="id4" draw:id="id4" draw:layer="layout" svg:width="11.43cm" svg:height="10.16cm" svg:x="14.883cm" svg:y="11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8" draw:layer="layout" svg:width="9.223cm" svg:height="1.394cm" svg:x="16.153cm" svg:y="13.546cm">
          <draw:text-box>
            <text:p text:style-name="P3"><text:span text:style-name="T3">172.16.0.0/20</text:span></text:p>
          </draw:text-box>
        </draw:frame>
        <draw:custom-shape draw:style-name="gr6" draw:text-style-name="P6" draw:layer="layout" svg:width="1.905cm" svg:height="1.905cm" svg:x="19.578cm" svg:y="16.075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5.815cm" svg:height="2.105cm" svg:x="17.623cm" svg:y="18.08cm">
          <draw:text-box>
            <text:p text:style-name="P3"><text:span text:style-name="T4">server2</text:span></text:p>
            <text:p text:style-name="P3"><text:span text:style-name="T5">172.16.0.2</text:span></text:p>
          </draw:text-box>
        </draw:frame>
        <draw:custom-shape draw:style-name="gr8" draw:text-style-name="P2" xml:id="id6" draw:id="id6" draw:layer="layout" svg:width="11.43cm" svg:height="10.16cm" svg:x="28.396cm" svg:y="11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8" draw:layer="layout" svg:width="9.223cm" svg:height="1.394cm" svg:x="29.502cm" svg:y="12.576cm">
          <draw:text-box>
            <text:p text:style-name="P3"><text:span text:style-name="T3">10.0.0.0/8</text:span></text:p>
          </draw:text-box>
        </draw:frame>
        <draw:custom-shape draw:style-name="gr6" draw:text-style-name="P6" draw:layer="layout" svg:width="1.905cm" svg:height="1.905cm" svg:x="30.991cm" svg:y="14.575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5.815cm" svg:height="2.105cm" svg:x="29.036cm" svg:y="16.58cm">
          <draw:text-box>
            <text:p text:style-name="P3"><text:span text:style-name="T4">client1</text:span></text:p>
            <text:p text:style-name="P3"><text:span text:style-name="T5">10.0.100.1</text:span></text:p>
          </draw:text-box>
        </draw:frame>
        <draw:custom-shape draw:style-name="gr6" draw:text-style-name="P6" draw:layer="layout" svg:width="1.905cm" svg:height="1.905cm" svg:x="34.965cm" svg:y="16.31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5.815cm" svg:height="2.105cm" svg:x="33.01cm" svg:y="18.315cm">
          <draw:text-box>
            <text:p text:style-name="P3"><text:span text:style-name="T4">client2</text:span></text:p>
            <text:p text:style-name="P3"><text:span text:style-name="T5">10.0.100.2</text:span></text:p>
          </draw:text-box>
        </draw:frame>
        <draw:connector draw:style-name="gr10" draw:text-style-name="P9" draw:layer="layout" draw:type="line" svg:x1="13.057cm" svg:y1="9.89cm" svg:x2="7.71cm" svg:y2="11.795cm" draw:start-shape="id1" draw:start-glue-point="2" draw:end-shape="id2" svg:d="M13057 9890l-5347 1905" svg:viewBox="0 0 5348 1906">
          <text:p/>
        </draw:connector>
        <draw:connector draw:style-name="gr10" draw:text-style-name="P9" draw:layer="layout" draw:type="line" svg:x1="20.565cm" svg:y1="9.891cm" svg:x2="20.598cm" svg:y2="11.795cm" draw:start-shape="id3" draw:start-glue-point="2" draw:end-shape="id4" draw:end-glue-point="4" svg:d="M20565 9891l33 1904" svg:viewBox="0 0 34 1905">
          <text:p/>
        </draw:connector>
        <draw:connector draw:style-name="gr10" draw:text-style-name="P9" draw:layer="layout" draw:type="line" svg:x1="28.091cm" svg:y1="9.892cm" svg:x2="34.111cm" svg:y2="11.795cm" draw:start-shape="id5" draw:start-glue-point="2" draw:end-shape="id6" draw:end-glue-point="4" svg:d="M28091 9892l6020 1903" svg:viewBox="0 0 6021 1904">
          <text:p/>
        </draw:connector>
      </draw:page>
      <draw:page draw:name="page2" draw:style-name="dp1" draw:master-page-name="Default">
        <office:forms form:automatic-focus="false" form:apply-design-mode="false"/>
        <draw:custom-shape draw:style-name="gr1" draw:text-style-name="P1" draw:layer="layout" svg:width="22.86cm" svg:height="6.35cm" svg:x="-6.956cm" svg:y="30.8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7" draw:id="id7" draw:layer="layout" svg:width="2.54cm" svg:height="2.54cm" svg:x="-4.179cm" svg:y="34.02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7.085cm" svg:height="2.74cm" svg:x="-6.451cm" svg:y="31.28cm">
          <draw:text-box>
            <text:p text:style-name="P3"><text:span text:style-name="T1">eth1</text:span></text:p>
            <text:p text:style-name="P3"><text:span text:style-name="T2">10.0.100.1</text:span></text:p>
          </draw:text-box>
        </draw:frame>
        <draw:custom-shape draw:style-name="gr8" draw:text-style-name="P2" xml:id="id8" draw:id="id8" draw:layer="layout" svg:width="11.43cm" svg:height="10.16cm" svg:x="-13.971cm" svg:y="38.4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8" draw:layer="layout" svg:width="9.223cm" svg:height="1.394cm" svg:x="-12.867cm" svg:y="40.216cm">
          <draw:text-box>
            <text:p text:style-name="P3"><text:span text:style-name="T3">10.0.100.0/24</text:span></text:p>
          </draw:text-box>
        </draw:frame>
        <draw:custom-shape draw:style-name="gr2" draw:text-style-name="P2" xml:id="id9" draw:id="id9" draw:layer="layout" svg:width="2.54cm" svg:height="2.54cm" svg:x="3.329cm" svg:y="34.021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6.499cm" svg:height="2.74cm" svg:x="1.35cm" svg:y="31.281cm">
          <draw:text-box>
            <text:p text:style-name="P3"><text:span text:style-name="T1">eth2</text:span></text:p>
            <text:p text:style-name="P3"><text:span text:style-name="T2">10.0.101.1</text:span></text:p>
          </draw:text-box>
        </draw:frame>
        <draw:custom-shape draw:style-name="gr2" draw:text-style-name="P2" xml:id="id11" draw:id="id11" draw:layer="layout" svg:width="2.54cm" svg:height="2.54cm" svg:x="10.855cm" svg:y="34.022cm">
          <text:p/>
          <draw:enhanced-geometry svg:viewBox="0 0 21600 21600" draw:type="rectangle" draw:enhanced-path="M 0 0 L 21600 0 21600 21600 0 21600 0 0 Z N"/>
        </draw:custom-shape>
        <draw:frame draw:style-name="gr11" draw:text-style-name="P4" draw:layer="layout" svg:width="8.255cm" svg:height="3.706cm" svg:x="7.985cm" svg:y="31.282cm">
          <draw:text-box>
            <text:p text:style-name="P3"><text:span text:style-name="T1">eth3</text:span></text:p>
            <text:p text:style-name="P3"><text:span text:style-name="T2">192.168.1.10</text:span></text:p>
          </draw:text-box>
        </draw:frame>
        <draw:custom-shape draw:style-name="gr6" draw:text-style-name="P6" draw:layer="layout" svg:width="1.905cm" svg:height="1.905cm" svg:x="-9.208cm" svg:y="42.745cm">
          <text:p/>
          <draw:enhanced-geometry svg:viewBox="0 0 21600 21600" draw:type="rectangle" draw:enhanced-path="M 0 0 L 21600 0 21600 21600 0 21600 0 0 Z N"/>
        </draw:custom-shape>
        <draw:frame draw:style-name="gr12" draw:text-style-name="P7" draw:layer="layout" svg:width="7.151cm" svg:height="2.978cm" svg:x="-11.831cm" svg:y="44.314cm">
          <draw:text-box>
            <text:p text:style-name="P3"><text:span text:style-name="T4">client100</text:span></text:p>
            <text:p text:style-name="P3"><text:span text:style-name="T5">10.0.100.42</text:span></text:p>
          </draw:text-box>
        </draw:frame>
        <draw:custom-shape draw:style-name="gr8" draw:text-style-name="P2" xml:id="id10" draw:id="id10" draw:layer="layout" svg:width="11.43cm" svg:height="10.16cm" svg:x="-1.083cm" svg:y="38.4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8" draw:layer="layout" svg:width="9.223cm" svg:height="1.394cm" svg:x="0.021cm" svg:y="40.216cm">
          <draw:text-box>
            <text:p text:style-name="P3"><text:span text:style-name="T3">10.0.101.0/24</text:span></text:p>
          </draw:text-box>
        </draw:frame>
        <draw:custom-shape draw:style-name="gr6" draw:text-style-name="P6" draw:layer="layout" svg:width="1.905cm" svg:height="1.905cm" svg:x="3.68cm" svg:y="42.745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5.815cm" svg:height="2.105cm" svg:x="1.725cm" svg:y="44.75cm">
          <draw:text-box>
            <text:p text:style-name="P3"><text:span text:style-name="T4">client101</text:span></text:p>
            <text:p text:style-name="P3"><text:span text:style-name="T5">10.0.101.42</text:span></text:p>
          </draw:text-box>
        </draw:frame>
        <draw:custom-shape draw:style-name="gr8" draw:text-style-name="P2" xml:id="id12" draw:id="id12" draw:layer="layout" svg:width="11.43cm" svg:height="10.16cm" svg:x="12.43cm" svg:y="38.4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8" draw:layer="layout" svg:width="9.223cm" svg:height="1.394cm" svg:x="13.534cm" svg:y="40.346cm">
          <draw:text-box>
            <text:p text:style-name="P3"><text:span text:style-name="T3">192.168.1.0/24</text:span></text:p>
          </draw:text-box>
        </draw:frame>
        <draw:connector draw:style-name="gr10" draw:text-style-name="P9" draw:layer="layout" draw:type="line" svg:x1="-2.909cm" svg:y1="36.56cm" svg:x2="-8.256cm" svg:y2="38.465cm" draw:start-shape="id7" draw:start-glue-point="2" draw:end-shape="id8" svg:d="M-2909 36560l-5347 1905" svg:viewBox="0 0 5348 1906">
          <text:p/>
        </draw:connector>
        <draw:connector draw:style-name="gr10" draw:text-style-name="P9" draw:layer="layout" draw:type="line" svg:x1="4.599cm" svg:y1="36.561cm" svg:x2="4.632cm" svg:y2="38.465cm" draw:start-shape="id9" draw:start-glue-point="2" draw:end-shape="id10" draw:end-glue-point="4" svg:d="M4599 36561l33 1904" svg:viewBox="0 0 34 1905">
          <text:p/>
        </draw:connector>
        <draw:connector draw:style-name="gr10" draw:text-style-name="P9" draw:layer="layout" draw:type="line" svg:x1="12.125cm" svg:y1="36.562cm" svg:x2="14.103cm" svg:y2="39.952cm" draw:start-shape="id11" draw:start-glue-point="2" draw:end-shape="id12" draw:end-glue-point="5" svg:d="M12125 36562l1978 3390" svg:viewBox="0 0 1979 3391">
          <text:p/>
        </draw:connector>
        <draw:custom-shape draw:style-name="gr13" draw:text-style-name="P1" draw:layer="layout" svg:width="48.621cm" svg:height="6.35cm" svg:x="15.244cm" svg:y="13.37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3" draw:id="id13" draw:layer="layout" svg:width="2.54cm" svg:height="2.54cm" svg:x="18.021cm" svg:y="16.546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7.085cm" svg:height="2.74cm" svg:x="15.749cm" svg:y="13.806cm">
          <draw:text-box>
            <text:p text:style-name="P3"><text:span text:style-name="T1">eth1</text:span></text:p>
            <text:p text:style-name="P3"><text:span text:style-name="T2">192.168.1.1</text:span></text:p>
          </draw:text-box>
        </draw:frame>
        <draw:custom-shape draw:style-name="gr2" draw:text-style-name="P2" xml:id="id14" draw:id="id14" draw:layer="layout" svg:width="2.54cm" svg:height="2.54cm" svg:x="26.662cm" svg:y="16.547cm">
          <text:p/>
          <draw:enhanced-geometry svg:viewBox="0 0 21600 21600" draw:type="rectangle" draw:enhanced-path="M 0 0 L 21600 0 21600 21600 0 21600 0 0 Z N"/>
        </draw:custom-shape>
        <draw:frame draw:style-name="gr11" draw:text-style-name="P4" draw:layer="layout" svg:width="7.295cm" svg:height="3.706cm" svg:x="24.285cm" svg:y="13.807cm">
          <draw:text-box>
            <text:p text:style-name="P3"><text:span text:style-name="T1">eth2</text:span></text:p>
            <text:p text:style-name="P3"><text:span text:style-name="T2">192.168.2.1</text:span></text:p>
          </draw:text-box>
        </draw:frame>
        <draw:frame draw:style-name="gr12" draw:text-style-name="P7" draw:layer="layout" svg:width="6.786cm" svg:height="2.978cm" svg:x="14.752cm" svg:y="44.34cm">
          <draw:text-box>
            <text:p text:style-name="P3"><text:span text:style-name="T4">client1</text:span></text:p>
            <text:p text:style-name="P3"><text:span text:style-name="T5">192.168.1.42</text:span></text:p>
          </draw:text-box>
        </draw:frame>
        <draw:custom-shape draw:style-name="gr14" draw:text-style-name="P2" xml:id="id15" draw:id="id15" draw:layer="layout" svg:width="9.525cm" svg:height="7.949cm" svg:x="23.17cm" svg:y="20.9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8" draw:layer="layout" svg:width="9.223cm" svg:height="1.394cm" svg:x="23.321cm" svg:y="22.742cm">
          <draw:text-box>
            <text:p text:style-name="P3"><text:span text:style-name="T3">192.168.2.0/24</text:span></text:p>
          </draw:text-box>
        </draw:frame>
        <draw:custom-shape draw:style-name="gr6" draw:text-style-name="P6" draw:layer="layout" svg:width="1.905cm" svg:height="1.905cm" svg:x="26.98cm" svg:y="24.571cm">
          <text:p/>
          <draw:enhanced-geometry svg:viewBox="0 0 21600 21600" draw:type="rectangle" draw:enhanced-path="M 0 0 L 21600 0 21600 21600 0 21600 0 0 Z N"/>
        </draw:custom-shape>
        <draw:frame draw:style-name="gr12" draw:text-style-name="P7" draw:layer="layout" svg:width="6.988cm" svg:height="2.978cm" svg:x="24.438cm" svg:y="26.14cm">
          <draw:text-box>
            <text:p text:style-name="P3"><text:span text:style-name="T4">client2</text:span></text:p>
            <text:p text:style-name="P3"><text:span text:style-name="T5">192.168.2.42</text:span></text:p>
          </draw:text-box>
        </draw:frame>
        <draw:connector draw:style-name="gr10" draw:text-style-name="P9" draw:layer="layout" draw:type="line" svg:x1="19.291cm" svg:y1="19.086cm" svg:x2="18.145cm" svg:y2="38.465cm" draw:start-shape="id13" draw:start-glue-point="2" draw:end-shape="id12" draw:end-glue-point="4" svg:d="M19291 19086l-1146 19379" svg:viewBox="0 0 1147 19380">
          <text:p/>
        </draw:connector>
        <draw:connector draw:style-name="gr10" draw:text-style-name="P9" draw:layer="layout" draw:type="line" svg:x1="27.932cm" svg:y1="19.087cm" svg:x2="27.933cm" svg:y2="20.991cm" draw:start-shape="id14" draw:start-glue-point="2" draw:end-shape="id15" draw:end-glue-point="4" svg:d="M27932 19087l1 1904" svg:viewBox="0 0 2 1905">
          <text:p/>
        </draw:connector>
        <draw:custom-shape draw:style-name="gr6" draw:text-style-name="P6" draw:layer="layout" svg:width="1.905cm" svg:height="1.905cm" svg:x="17.193cm" svg:y="42.7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6" draw:id="id16" draw:layer="layout" svg:width="2.54cm" svg:height="2.54cm" svg:x="36.862cm" svg:y="16.548cm">
          <text:p/>
          <draw:enhanced-geometry svg:viewBox="0 0 21600 21600" draw:type="rectangle" draw:enhanced-path="M 0 0 L 21600 0 21600 21600 0 21600 0 0 Z N"/>
        </draw:custom-shape>
        <draw:frame draw:style-name="gr11" draw:text-style-name="P4" draw:layer="layout" svg:width="7.295cm" svg:height="3.706cm" svg:x="34.485cm" svg:y="13.808cm">
          <draw:text-box>
            <text:p text:style-name="P3"><text:span text:style-name="T1">eth3</text:span></text:p>
            <text:p text:style-name="P3"><text:span text:style-name="T2">192.168.3.1</text:span></text:p>
          </draw:text-box>
        </draw:frame>
        <draw:custom-shape draw:style-name="gr14" draw:text-style-name="P2" xml:id="id17" draw:id="id17" draw:layer="layout" svg:width="9.525cm" svg:height="7.949cm" svg:x="33.37cm" svg:y="20.9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8" draw:layer="layout" svg:width="9.223cm" svg:height="1.394cm" svg:x="33.521cm" svg:y="22.743cm">
          <draw:text-box>
            <text:p text:style-name="P3"><text:span text:style-name="T3">192.168.3.0/24</text:span></text:p>
          </draw:text-box>
        </draw:frame>
        <draw:custom-shape draw:style-name="gr6" draw:text-style-name="P6" draw:layer="layout" svg:width="1.905cm" svg:height="1.905cm" svg:x="37.18cm" svg:y="24.572cm">
          <text:p/>
          <draw:enhanced-geometry svg:viewBox="0 0 21600 21600" draw:type="rectangle" draw:enhanced-path="M 0 0 L 21600 0 21600 21600 0 21600 0 0 Z N"/>
        </draw:custom-shape>
        <draw:frame draw:style-name="gr12" draw:text-style-name="P7" draw:layer="layout" svg:width="6.988cm" svg:height="2.978cm" svg:x="34.638cm" svg:y="26.141cm">
          <draw:text-box>
            <text:p text:style-name="P3"><text:span text:style-name="T4">client3</text:span></text:p>
            <text:p text:style-name="P3"><text:span text:style-name="T5">192.168.3.42</text:span></text:p>
          </draw:text-box>
        </draw:frame>
        <draw:connector draw:style-name="gr10" draw:text-style-name="P9" draw:layer="layout" draw:type="line" svg:x1="38.132cm" svg:y1="19.088cm" svg:x2="38.133cm" svg:y2="20.992cm" draw:start-shape="id16" draw:start-glue-point="2" draw:end-shape="id17" draw:end-glue-point="4" svg:d="M38132 19088l1 1904" svg:viewBox="0 0 2 1905">
          <text:p/>
        </draw:connector>
        <draw:custom-shape draw:style-name="gr2" draw:text-style-name="P2" xml:id="id18" draw:id="id18" draw:layer="layout" svg:width="2.54cm" svg:height="2.54cm" svg:x="47.162cm" svg:y="16.548cm">
          <text:p/>
          <draw:enhanced-geometry svg:viewBox="0 0 21600 21600" draw:type="rectangle" draw:enhanced-path="M 0 0 L 21600 0 21600 21600 0 21600 0 0 Z N"/>
        </draw:custom-shape>
        <draw:frame draw:style-name="gr11" draw:text-style-name="P4" draw:layer="layout" svg:width="7.295cm" svg:height="3.706cm" svg:x="44.785cm" svg:y="13.808cm">
          <draw:text-box>
            <text:p text:style-name="P3"><text:span text:style-name="T1">eth4</text:span></text:p>
            <text:p text:style-name="P3"><text:span text:style-name="T2">192.168.4.1</text:span></text:p>
          </draw:text-box>
        </draw:frame>
        <draw:custom-shape draw:style-name="gr14" draw:text-style-name="P2" xml:id="id19" draw:id="id19" draw:layer="layout" svg:width="9.525cm" svg:height="7.949cm" svg:x="43.67cm" svg:y="20.9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8" draw:layer="layout" svg:width="9.223cm" svg:height="1.394cm" svg:x="43.821cm" svg:y="22.743cm">
          <draw:text-box>
            <text:p text:style-name="P3"><text:span text:style-name="T3">192.168.4.0/24</text:span></text:p>
          </draw:text-box>
        </draw:frame>
        <draw:custom-shape draw:style-name="gr6" draw:text-style-name="P6" draw:layer="layout" svg:width="1.905cm" svg:height="1.905cm" svg:x="47.48cm" svg:y="24.572cm">
          <text:p/>
          <draw:enhanced-geometry svg:viewBox="0 0 21600 21600" draw:type="rectangle" draw:enhanced-path="M 0 0 L 21600 0 21600 21600 0 21600 0 0 Z N"/>
        </draw:custom-shape>
        <draw:frame draw:style-name="gr12" draw:text-style-name="P7" draw:layer="layout" svg:width="6.988cm" svg:height="2.978cm" svg:x="44.938cm" svg:y="26.141cm">
          <draw:text-box>
            <text:p text:style-name="P3"><text:span text:style-name="T4">client4</text:span></text:p>
            <text:p text:style-name="P3"><text:span text:style-name="T5">192.168.4.42</text:span></text:p>
          </draw:text-box>
        </draw:frame>
        <draw:connector draw:style-name="gr10" draw:text-style-name="P9" draw:layer="layout" draw:type="line" svg:x1="48.432cm" svg:y1="19.088cm" svg:x2="48.433cm" svg:y2="20.992cm" draw:start-shape="id18" draw:start-glue-point="2" draw:end-shape="id19" draw:end-glue-point="4" svg:d="M48432 19088l1 1904" svg:viewBox="0 0 2 1905">
          <text:p/>
        </draw:connector>
        <draw:custom-shape draw:style-name="gr2" draw:text-style-name="P2" xml:id="id20" draw:id="id20" draw:layer="layout" svg:width="2.54cm" svg:height="2.54cm" svg:x="57.662cm" svg:y="16.548cm">
          <text:p/>
          <draw:enhanced-geometry svg:viewBox="0 0 21600 21600" draw:type="rectangle" draw:enhanced-path="M 0 0 L 21600 0 21600 21600 0 21600 0 0 Z N"/>
        </draw:custom-shape>
        <draw:frame draw:style-name="gr15" draw:text-style-name="P4" draw:layer="layout" svg:width="7.295cm" svg:height="3.706cm" svg:x="55.285cm" svg:y="13.808cm">
          <draw:text-box>
            <text:p text:style-name="P3"><text:span text:style-name="T1">eth5</text:span></text:p>
            <text:p text:style-name="P3"><text:span text:style-name="T2">172.16.0.1</text:span></text:p>
          </draw:text-box>
        </draw:frame>
        <draw:custom-shape draw:style-name="gr14" draw:text-style-name="P2" xml:id="id21" draw:id="id21" draw:layer="layout" svg:width="9.525cm" svg:height="7.949cm" svg:x="54.17cm" svg:y="20.9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8" draw:layer="layout" svg:width="9.223cm" svg:height="1.394cm" svg:x="54.321cm" svg:y="22.743cm">
          <draw:text-box>
            <text:p text:style-name="P3"><text:span text:style-name="T3">172.16.0.0/20</text:span></text:p>
          </draw:text-box>
        </draw:frame>
        <draw:custom-shape draw:style-name="gr6" draw:text-style-name="P6" draw:layer="layout" svg:width="1.905cm" svg:height="1.905cm" svg:x="57.98cm" svg:y="24.572cm">
          <text:p/>
          <draw:enhanced-geometry svg:viewBox="0 0 21600 21600" draw:type="rectangle" draw:enhanced-path="M 0 0 L 21600 0 21600 21600 0 21600 0 0 Z N"/>
        </draw:custom-shape>
        <draw:frame draw:style-name="gr12" draw:text-style-name="P7" draw:layer="layout" svg:width="6.988cm" svg:height="2.978cm" svg:x="55.438cm" svg:y="26.141cm">
          <draw:text-box>
            <text:p text:style-name="P3"><text:span text:style-name="T4">server</text:span></text:p>
            <text:p text:style-name="P3"><text:span text:style-name="T5">172.16.0.2</text:span></text:p>
          </draw:text-box>
        </draw:frame>
        <draw:connector draw:style-name="gr10" draw:text-style-name="P9" draw:layer="layout" draw:type="line" svg:x1="58.932cm" svg:y1="19.088cm" svg:x2="58.933cm" svg:y2="20.992cm" draw:start-shape="id20" draw:start-glue-point="2" draw:end-shape="id21" draw:end-glue-point="4" svg:d="M58932 19088l1 1904" svg:viewBox="0 0 2 1905">
          <text:p/>
        </draw:connector>
        <draw:frame draw:style-name="gr16" draw:text-style-name="P10" draw:layer="layout" svg:width="10.108cm" svg:height="2.313cm" svg:x="34.5cm" svg:y="10.525cm">
          <draw:text-box>
            <text:p><text:span text:style-name="T6">Router 1 (</text:span><text:span text:style-name="T7">r1</text:span><text:span text:style-name="T6">)</text:span></text:p>
          </draw:text-box>
        </draw:frame>
        <draw:frame draw:style-name="gr16" draw:text-style-name="P10" draw:layer="layout" svg:width="10.108cm" svg:height="2.313cm" svg:x="-0.58cm" svg:y="28.305cm">
          <draw:text-box>
            <text:p><text:span text:style-name="T6">Router 2 (</text:span><text:span text:style-name="T7">r2</text:span><text:span text:style-name="T6">)</text:span></text:p>
          </draw:text-box>
        </draw:frame>
      </draw:page>
      <draw:page draw:name="page3" draw:style-name="dp1" draw:master-page-name="Default">
        <office:forms form:automatic-focus="false" form:apply-design-mode="false"/>
        <draw:custom-shape draw:style-name="gr1" draw:text-style-name="P1" draw:layer="layout" svg:width="22.86cm" svg:height="6.35cm" svg:x="-6.956cm" svg:y="30.8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2" draw:id="id22" draw:layer="layout" svg:width="2.54cm" svg:height="2.54cm" svg:x="-4.179cm" svg:y="34.02cm">
          <text:p/>
          <draw:enhanced-geometry svg:viewBox="0 0 21600 21600" draw:type="rectangle" draw:enhanced-path="M 0 0 L 21600 0 21600 21600 0 21600 0 0 Z N"/>
        </draw:custom-shape>
        <draw:frame draw:style-name="gr17" draw:text-style-name="P4" draw:layer="layout" svg:width="7.085cm" svg:height="2.74cm" svg:x="-6.451cm" svg:y="31.28cm">
          <draw:text-box>
            <text:p text:style-name="P3"><text:span text:style-name="T1">eth1</text:span></text:p>
            <text:p text:style-name="P3"><text:span text:style-name="T2">10.1.0.1</text:span></text:p>
          </draw:text-box>
        </draw:frame>
        <draw:custom-shape draw:style-name="gr8" draw:text-style-name="P2" xml:id="id23" draw:id="id23" draw:layer="layout" svg:width="11.43cm" svg:height="10.16cm" svg:x="-13.971cm" svg:y="38.4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8" draw:layer="layout" svg:width="9.223cm" svg:height="1.394cm" svg:x="-12.867cm" svg:y="40.216cm">
          <draw:text-box>
            <text:p text:style-name="P3"><text:span text:style-name="T3">10.1.0.0/16</text:span></text:p>
          </draw:text-box>
        </draw:frame>
        <draw:custom-shape draw:style-name="gr2" draw:text-style-name="P2" xml:id="id24" draw:id="id24" draw:layer="layout" svg:width="2.54cm" svg:height="2.54cm" svg:x="3.329cm" svg:y="34.021cm">
          <text:p/>
          <draw:enhanced-geometry svg:viewBox="0 0 21600 21600" draw:type="rectangle" draw:enhanced-path="M 0 0 L 21600 0 21600 21600 0 21600 0 0 Z N"/>
        </draw:custom-shape>
        <draw:frame draw:style-name="gr17" draw:text-style-name="P4" draw:layer="layout" svg:width="6.499cm" svg:height="2.74cm" svg:x="1.35cm" svg:y="31.281cm">
          <draw:text-box>
            <text:p text:style-name="P3"><text:span text:style-name="T1">eth2</text:span></text:p>
            <text:p text:style-name="P3"><text:span text:style-name="T2">10.2.0.1</text:span></text:p>
          </draw:text-box>
        </draw:frame>
        <draw:custom-shape draw:style-name="gr2" draw:text-style-name="P2" xml:id="id26" draw:id="id26" draw:layer="layout" svg:width="2.54cm" svg:height="2.54cm" svg:x="10.855cm" svg:y="34.022cm">
          <text:p/>
          <draw:enhanced-geometry svg:viewBox="0 0 21600 21600" draw:type="rectangle" draw:enhanced-path="M 0 0 L 21600 0 21600 21600 0 21600 0 0 Z N"/>
        </draw:custom-shape>
        <draw:frame draw:style-name="gr18" draw:text-style-name="P4" draw:layer="layout" svg:width="8.255cm" svg:height="3.706cm" svg:x="7.985cm" svg:y="31.282cm">
          <draw:text-box>
            <text:p text:style-name="P3"><text:span text:style-name="T1">eth3</text:span></text:p>
            <text:p text:style-name="P3"><text:span text:style-name="T2">10.100.0.2</text:span></text:p>
          </draw:text-box>
        </draw:frame>
        <draw:custom-shape draw:style-name="gr6" draw:text-style-name="P6" draw:layer="layout" svg:width="1.905cm" svg:height="1.905cm" svg:x="-9.208cm" svg:y="42.745cm">
          <text:p/>
          <draw:enhanced-geometry svg:viewBox="0 0 21600 21600" draw:type="rectangle" draw:enhanced-path="M 0 0 L 21600 0 21600 21600 0 21600 0 0 Z N"/>
        </draw:custom-shape>
        <draw:frame draw:style-name="gr12" draw:text-style-name="P7" draw:layer="layout" svg:width="7.151cm" svg:height="2.978cm" svg:x="-11.831cm" svg:y="44.314cm">
          <draw:text-box>
            <text:p text:style-name="P3"><text:span text:style-name="T4">host1</text:span></text:p>
            <text:p text:style-name="P3"><text:span text:style-name="T5">10.1.0.42</text:span></text:p>
          </draw:text-box>
        </draw:frame>
        <draw:custom-shape draw:style-name="gr8" draw:text-style-name="P2" xml:id="id25" draw:id="id25" draw:layer="layout" svg:width="11.43cm" svg:height="10.16cm" svg:x="-1.083cm" svg:y="38.4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8" draw:layer="layout" svg:width="9.223cm" svg:height="1.394cm" svg:x="0.021cm" svg:y="40.216cm">
          <draw:text-box>
            <text:p text:style-name="P3"><text:span text:style-name="T3">10.2.0.0/16</text:span></text:p>
          </draw:text-box>
        </draw:frame>
        <draw:custom-shape draw:style-name="gr6" draw:text-style-name="P6" draw:layer="layout" svg:width="1.905cm" svg:height="1.905cm" svg:x="3.68cm" svg:y="42.745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5.815cm" svg:height="2.105cm" svg:x="1.725cm" svg:y="44.75cm">
          <draw:text-box>
            <text:p text:style-name="P3"><text:span text:style-name="T4">host2</text:span></text:p>
            <text:p text:style-name="P3"><text:span text:style-name="T5">10.2.0.42</text:span></text:p>
          </draw:text-box>
        </draw:frame>
        <draw:custom-shape draw:style-name="gr8" draw:text-style-name="P2" xml:id="id27" draw:id="id27" draw:layer="layout" svg:width="11.43cm" svg:height="10.16cm" svg:x="12.43cm" svg:y="38.4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8" draw:layer="layout" svg:width="9.223cm" svg:height="1.394cm" svg:x="13.534cm" svg:y="40.346cm">
          <draw:text-box>
            <text:p text:style-name="P3"><text:span text:style-name="T3">10.100.0.0/16</text:span></text:p>
          </draw:text-box>
        </draw:frame>
        <draw:connector draw:style-name="gr10" draw:text-style-name="P9" draw:layer="layout" draw:type="line" svg:x1="-2.909cm" svg:y1="36.56cm" svg:x2="-8.256cm" svg:y2="38.465cm" draw:start-shape="id22" draw:start-glue-point="2" draw:end-shape="id23" svg:d="M-2909 36560l-5347 1905" svg:viewBox="0 0 5348 1906">
          <text:p/>
        </draw:connector>
        <draw:connector draw:style-name="gr10" draw:text-style-name="P9" draw:layer="layout" draw:type="line" svg:x1="4.599cm" svg:y1="36.561cm" svg:x2="4.632cm" svg:y2="38.465cm" draw:start-shape="id24" draw:start-glue-point="2" draw:end-shape="id25" draw:end-glue-point="4" svg:d="M4599 36561l33 1904" svg:viewBox="0 0 34 1905">
          <text:p/>
        </draw:connector>
        <draw:connector draw:style-name="gr10" draw:text-style-name="P9" draw:layer="layout" draw:type="line" svg:x1="12.125cm" svg:y1="36.562cm" svg:x2="14.103cm" svg:y2="39.952cm" draw:start-shape="id26" draw:start-glue-point="2" draw:end-shape="id27" draw:end-glue-point="5" svg:d="M12125 36562l1978 3390" svg:viewBox="0 0 1979 3391">
          <text:p/>
        </draw:connector>
        <draw:custom-shape draw:style-name="gr19" draw:text-style-name="P1" draw:layer="layout" svg:width="16.236cm" svg:height="6.35cm" svg:x="17.544cm" svg:y="21.47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8" draw:id="id28" draw:layer="layout" svg:width="2.54cm" svg:height="2.54cm" svg:x="20.321cm" svg:y="24.646cm">
          <text:p/>
          <draw:enhanced-geometry svg:viewBox="0 0 21600 21600" draw:type="rectangle" draw:enhanced-path="M 0 0 L 21600 0 21600 21600 0 21600 0 0 Z N"/>
        </draw:custom-shape>
        <draw:frame draw:style-name="gr17" draw:text-style-name="P4" draw:layer="layout" svg:width="7.085cm" svg:height="2.74cm" svg:x="18.049cm" svg:y="21.906cm">
          <draw:text-box>
            <text:p text:style-name="P3"><text:span text:style-name="T1">eth1</text:span></text:p>
            <text:p text:style-name="P3"><text:span text:style-name="T2">10.100.0.1</text:span></text:p>
          </draw:text-box>
        </draw:frame>
        <draw:custom-shape draw:style-name="gr2" draw:text-style-name="P2" xml:id="id29" draw:id="id29" draw:layer="layout" svg:width="2.54cm" svg:height="2.54cm" svg:x="28.962cm" svg:y="24.647cm">
          <text:p/>
          <draw:enhanced-geometry svg:viewBox="0 0 21600 21600" draw:type="rectangle" draw:enhanced-path="M 0 0 L 21600 0 21600 21600 0 21600 0 0 Z N"/>
        </draw:custom-shape>
        <draw:frame draw:style-name="gr18" draw:text-style-name="P4" draw:layer="layout" svg:width="7.295cm" svg:height="3.706cm" svg:x="26.585cm" svg:y="21.907cm">
          <draw:text-box>
            <text:p text:style-name="P3"><text:span text:style-name="T1">eth2</text:span></text:p>
            <text:p text:style-name="P3"><text:span text:style-name="T2">10.200.0.1</text:span></text:p>
          </draw:text-box>
        </draw:frame>
        <draw:frame draw:style-name="gr12" draw:text-style-name="P7" draw:layer="layout" svg:width="6.786cm" svg:height="2.978cm" svg:x="14.752cm" svg:y="44.34cm">
          <draw:text-box>
            <text:p text:style-name="P3"><text:span text:style-name="T4">host100</text:span></text:p>
            <text:p text:style-name="P3"><text:span text:style-name="T5">10.100.0.42</text:span></text:p>
          </draw:text-box>
        </draw:frame>
        <draw:connector draw:style-name="gr10" draw:text-style-name="P9" draw:layer="layout" draw:type="line" svg:x1="21.591cm" svg:y1="27.186cm" svg:x2="18.145cm" svg:y2="38.465cm" draw:start-shape="id28" draw:start-glue-point="2" draw:end-shape="id27" draw:end-glue-point="4" svg:d="M21591 27186l-3446 11279" svg:viewBox="0 0 3447 11280">
          <text:p/>
        </draw:connector>
        <draw:custom-shape draw:style-name="gr6" draw:text-style-name="P6" draw:layer="layout" svg:width="1.905cm" svg:height="1.905cm" svg:x="17.193cm" svg:y="42.745cm">
          <text:p/>
          <draw:enhanced-geometry svg:viewBox="0 0 21600 21600" draw:type="rectangle" draw:enhanced-path="M 0 0 L 21600 0 21600 21600 0 21600 0 0 Z N"/>
        </draw:custom-shape>
        <draw:frame draw:style-name="gr16" draw:text-style-name="P10" draw:layer="layout" svg:width="10.108cm" svg:height="2.313cm" svg:x="20.1cm" svg:y="18.625cm">
          <draw:text-box>
            <text:p><text:span text:style-name="T6">Router 1 (</text:span><text:span text:style-name="T7">r1</text:span><text:span text:style-name="T6">)</text:span></text:p>
          </draw:text-box>
        </draw:frame>
        <draw:frame draw:style-name="gr16" draw:text-style-name="P10" draw:layer="layout" svg:width="10.108cm" svg:height="2.313cm" svg:x="-0.58cm" svg:y="28.305cm">
          <draw:text-box>
            <text:p><text:span text:style-name="T6">Router 2 (</text:span><text:span text:style-name="T7">r2</text:span><text:span text:style-name="T6">)</text:span></text:p>
          </draw:text-box>
        </draw:frame>
        <draw:custom-shape draw:style-name="gr8" draw:text-style-name="P2" xml:id="id30" draw:id="id30" draw:layer="layout" svg:width="11.43cm" svg:height="10.16cm" svg:x="28.03cm" svg:y="38.4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8" draw:layer="layout" svg:width="9.223cm" svg:height="1.394cm" svg:x="29.134cm" svg:y="40.347cm">
          <draw:text-box>
            <text:p text:style-name="P3"><text:span text:style-name="T3">10.200.0.0/16</text:span></text:p>
          </draw:text-box>
        </draw:frame>
        <draw:frame draw:style-name="gr12" draw:text-style-name="P7" draw:layer="layout" svg:width="6.786cm" svg:height="2.978cm" svg:x="30.352cm" svg:y="44.341cm">
          <draw:text-box>
            <text:p text:style-name="P3"><text:span text:style-name="T4">host200</text:span></text:p>
            <text:p text:style-name="P3"><text:span text:style-name="T5">10.200.0.42</text:span></text:p>
          </draw:text-box>
        </draw:frame>
        <draw:custom-shape draw:style-name="gr6" draw:text-style-name="P6" draw:layer="layout" svg:width="1.905cm" svg:height="1.905cm" svg:x="32.793cm" svg:y="42.746cm">
          <text:p/>
          <draw:enhanced-geometry svg:viewBox="0 0 21600 21600" draw:type="rectangle" draw:enhanced-path="M 0 0 L 21600 0 21600 21600 0 21600 0 0 Z N"/>
        </draw:custom-shape>
        <draw:connector draw:style-name="gr20" draw:text-style-name="P11" draw:layer="layout" draw:type="line" svg:x1="30.232cm" svg:y1="27.187cm" svg:x2="33.745cm" svg:y2="38.466cm" draw:start-shape="id29" draw:start-glue-point="2" draw:end-shape="id30" draw:end-glue-point="4" svg:d="M30232 27187l3513 11279" svg:viewBox="0 0 3514 11280">
          <text:p/>
        </draw:connector>
        <draw:custom-shape draw:style-name="gr1" draw:text-style-name="P1" draw:layer="layout" svg:width="22.86cm" svg:height="6.35cm" svg:x="35.745cm" svg:y="30.87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1" draw:id="id31" draw:layer="layout" svg:width="2.54cm" svg:height="2.54cm" svg:x="38.522cm" svg:y="34.046cm">
          <text:p/>
          <draw:enhanced-geometry svg:viewBox="0 0 21600 21600" draw:type="rectangle" draw:enhanced-path="M 0 0 L 21600 0 21600 21600 0 21600 0 0 Z N"/>
        </draw:custom-shape>
        <draw:frame draw:style-name="gr17" draw:text-style-name="P4" draw:layer="layout" svg:width="7.085cm" svg:height="2.74cm" svg:x="36.25cm" svg:y="31.306cm">
          <draw:text-box>
            <text:p text:style-name="P3"><text:span text:style-name="T1">eth3</text:span></text:p>
            <text:p text:style-name="P3"><text:span text:style-name="T2">10.200.0.2</text:span></text:p>
          </draw:text-box>
        </draw:frame>
        <draw:custom-shape draw:style-name="gr2" draw:text-style-name="P2" xml:id="id32" draw:id="id32" draw:layer="layout" svg:width="2.54cm" svg:height="2.54cm" svg:x="46.03cm" svg:y="34.047cm">
          <text:p/>
          <draw:enhanced-geometry svg:viewBox="0 0 21600 21600" draw:type="rectangle" draw:enhanced-path="M 0 0 L 21600 0 21600 21600 0 21600 0 0 Z N"/>
        </draw:custom-shape>
        <draw:frame draw:style-name="gr17" draw:text-style-name="P4" draw:layer="layout" svg:width="6.499cm" svg:height="2.74cm" svg:x="44.051cm" svg:y="31.307cm">
          <draw:text-box>
            <text:p text:style-name="P3"><text:span text:style-name="T1">eth2</text:span></text:p>
            <text:p text:style-name="P3"><text:span text:style-name="T2">10.4.0.1</text:span></text:p>
          </draw:text-box>
        </draw:frame>
        <draw:custom-shape draw:style-name="gr2" draw:text-style-name="P2" xml:id="id34" draw:id="id34" draw:layer="layout" svg:width="2.54cm" svg:height="2.54cm" svg:x="53.556cm" svg:y="34.048cm">
          <text:p/>
          <draw:enhanced-geometry svg:viewBox="0 0 21600 21600" draw:type="rectangle" draw:enhanced-path="M 0 0 L 21600 0 21600 21600 0 21600 0 0 Z N"/>
        </draw:custom-shape>
        <draw:frame draw:style-name="gr18" draw:text-style-name="P4" draw:layer="layout" svg:width="8.255cm" svg:height="3.706cm" svg:x="50.686cm" svg:y="31.308cm">
          <draw:text-box>
            <text:p text:style-name="P3"><text:span text:style-name="T1">eth1</text:span></text:p>
            <text:p text:style-name="P3"><text:span text:style-name="T2">10.3.0.1</text:span></text:p>
          </draw:text-box>
        </draw:frame>
        <draw:connector draw:style-name="gr10" draw:text-style-name="P9" draw:layer="layout" draw:type="line" svg:x1="39.792cm" svg:y1="36.586cm" svg:x2="37.787cm" svg:y2="39.953cm" draw:start-shape="id31" draw:start-glue-point="2" draw:end-shape="id30" draw:end-glue-point="11" svg:d="M39792 36586l-2005 3367" svg:viewBox="0 0 2006 3368">
          <text:p/>
        </draw:connector>
        <draw:connector draw:style-name="gr10" draw:text-style-name="P9" draw:layer="layout" draw:type="line" svg:x1="47.3cm" svg:y1="36.587cm" svg:x2="47.32cm" svg:y2="38.466cm" draw:start-shape="id32" draw:start-glue-point="2" draw:end-shape="id33" draw:end-glue-point="4" svg:d="M47300 36587l20 1879" svg:viewBox="0 0 21 1880">
          <text:p/>
        </draw:connector>
        <draw:connector draw:style-name="gr10" draw:text-style-name="P9" draw:layer="layout" draw:type="line" svg:x1="54.826cm" svg:y1="36.588cm" svg:x2="56.166cm" svg:y2="39.953cm" draw:start-shape="id34" draw:start-glue-point="2" draw:end-shape="id35" draw:end-glue-point="5" svg:d="M54826 36588l1340 3365" svg:viewBox="0 0 1341 3366">
          <text:p/>
        </draw:connector>
        <draw:frame draw:style-name="gr16" draw:text-style-name="P10" draw:layer="layout" svg:width="10.108cm" svg:height="2.313cm" svg:x="42.121cm" svg:y="28.331cm">
          <draw:text-box>
            <text:p><text:span text:style-name="T6">Router 3 (</text:span><text:span text:style-name="T7">r3</text:span><text:span text:style-name="T6">)</text:span></text:p>
          </draw:text-box>
        </draw:frame>
        <draw:custom-shape draw:style-name="gr8" draw:text-style-name="P2" xml:id="id33" draw:id="id33" draw:layer="layout" svg:width="11.43cm" svg:height="10.16cm" svg:x="41.605cm" svg:y="38.4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8" draw:layer="layout" svg:width="9.223cm" svg:height="1.394cm" svg:x="42.709cm" svg:y="40.217cm">
          <draw:text-box>
            <text:p text:style-name="P3"><text:span text:style-name="T3">10.4.0.0/16</text:span></text:p>
          </draw:text-box>
        </draw:frame>
        <draw:custom-shape draw:style-name="gr6" draw:text-style-name="P6" draw:layer="layout" svg:width="1.905cm" svg:height="1.905cm" svg:x="46.368cm" svg:y="42.746cm">
          <text:p/>
          <draw:enhanced-geometry svg:viewBox="0 0 21600 21600" draw:type="rectangle" draw:enhanced-path="M 0 0 L 21600 0 21600 21600 0 21600 0 0 Z N"/>
        </draw:custom-shape>
        <draw:frame draw:style-name="gr12" draw:text-style-name="P7" draw:layer="layout" svg:width="7.151cm" svg:height="2.978cm" svg:x="43.745cm" svg:y="44.315cm">
          <draw:text-box>
            <text:p text:style-name="P3"><text:span text:style-name="T4">host4</text:span></text:p>
            <text:p text:style-name="P3"><text:span text:style-name="T5">10.4.0.42</text:span></text:p>
          </draw:text-box>
        </draw:frame>
        <draw:custom-shape draw:style-name="gr8" draw:text-style-name="P2" xml:id="id35" draw:id="id35" draw:layer="layout" svg:width="11.43cm" svg:height="10.16cm" svg:x="54.493cm" svg:y="38.4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8" draw:layer="layout" svg:width="9.223cm" svg:height="1.394cm" svg:x="55.597cm" svg:y="40.217cm">
          <draw:text-box>
            <text:p text:style-name="P3"><text:span text:style-name="T3">10.3.0.0/16</text:span></text:p>
          </draw:text-box>
        </draw:frame>
        <draw:custom-shape draw:style-name="gr6" draw:text-style-name="P6" draw:layer="layout" svg:width="1.905cm" svg:height="1.905cm" svg:x="59.256cm" svg:y="42.746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5.815cm" svg:height="2.105cm" svg:x="57.301cm" svg:y="44.751cm">
          <draw:text-box>
            <text:p text:style-name="P3"><text:span text:style-name="T4">host3</text:span></text:p>
            <text:p text:style-name="P3"><text:span text:style-name="T5">10.3.0.4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M Modern LaTeX Typewriter1" svg:font-family="'CM Modern LaTeX Typewriter'" style:font-family-generic="modern" style:font-pitch="fixed"/>
    <style:font-face style:name="Arial1" svg:font-family="Arial" style:font-pitch="variable"/>
    <style:font-face style:name="Arial Black" svg:font-family="'Arial Black'" style:font-pitch="variable"/>
    <style:font-face style:name="Courier 10 Pitch" svg:font-family="'Courier 10 Pitch'" style:font-pitch="variable"/>
    <style:font-face style:name="Arial2" svg:font-family="Arial" style:font-family-generic="modern" style:font-pitch="variable"/>
    <style:font-face style:name="CM Modern LaTeX Typewriter" svg:font-family="'CM Modern LaTeX Typewriter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.012cm" fo:page-height="59.4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2.7.2$Linux_X86_64 LibreOffice_project/20m0$Build-2</meta:generator>
    <meta:initial-creator>Borja Sotomayor</meta:initial-creator>
    <meta:creation-date>2009-03-16T11:34:38</meta:creation-date>
    <dc:date>2020-03-03T15:08:29.334591655</dc:date>
    <meta:printed-by>Borja Sotomayor</meta:printed-by>
    <meta:print-date>2009-03-31T15:15:10</meta:print-date>
    <meta:editing-cycles>37</meta:editing-cycles>
    <meta:editing-duration>P22DT22H48M10S</meta:editing-duration>
    <dc:creator>Borja Sotomayor</dc:creator>
    <meta:document-statistic meta:object-count="134"/>
    <meta:user-defined meta:name="Info 1"/>
    <meta:user-defined meta:name="Info 2"/>
    <meta:user-defined meta:name="Info 3"/>
    <meta:user-defined meta:name="Info 4"/>
  </office:meta>
</office:document-meta>
</file>